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7805" calcext:value-type="float">
            <text:p>7805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der-2.54_1x10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e-2.54_1x3</text:p>
          </table:table-cell>
          <table:table-cell office:value-type="string" calcext:value-type="string">
            <text:p>PR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P120</text:p>
          </table:table-cell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ader-2.54_1x1</text:p>
          </table:table-cell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R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ader-2.54_1x8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N25</text:p>
          </table:table-cell>
          <table:table-cell office:value-type="string" calcext:value-type="string">
            <text:p>U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RNERA-2P-5.08</text:p>
          </table:table-cell>
          <table:table-cell office:value-type="string" calcext:value-type="string">
            <text:p>SAL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G1117-3.3</text:p>
          </table:table-cell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N4748A</text:p>
          </table:table-cell>
          <table:table-cell office:value-type="string" calcext:value-type="string">
            <text:p>D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SP32-S</text:p>
          </table:table-cell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7812" calcext:value-type="float">
            <text:p>7812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5:49:34.118324633</meta:creation-date>
    <dc:date>2019-12-28T15:51:03.720920614</dc:date>
    <meta:editing-duration>PT1M30S</meta:editing-duration>
    <meta:editing-cycles>1</meta:editing-cycles>
    <meta:document-statistic meta:table-count="1" meta:cell-count="80" meta:object-count="0"/>
    <meta:generator>LibreOffice/5.1.6.2$Linux_X86_64 LibreOffice_project/10m0$Build-2</meta:generator>
  </office:meta>
</office:document-meta>
</file>